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B00000217B78D3A63B77538A3.png" manifest:media-type="image/png"/>
  <manifest:file-entry manifest:full-path="Pictures/100000000000030D000000CBAA70C37E40F569AE.png" manifest:media-type="image/png"/>
  <manifest:file-entry manifest:full-path="Pictures/10000000000001E3000001A33E04500BB4ACFCF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c33" officeooo:paragraph-rsid="001b4c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RCIO: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0.164cm" svg:y="0.132cm" svg:width="17cm" svg:height="11.675cm" draw:z-index="0"><draw:image xlink:href="Pictures/100000000000030B00000217B78D3A63B77538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/>
      <text:p text:style-name="P1"/>
      <text:p text:style-name="P1">MASCOTAS</text:p>
      <text:p text:style-name="P1"/>
      <text:p text:style-name="P1"/>
      <text:p text:style-name="P1"><draw:frame draw:style-name="fr2" draw:name="Imagen2" text:anchor-type="char" svg:width="17cm" svg:height="4.419cm" draw:z-index="1"><draw:image xlink:href="Pictures/100000000000030D000000CBAA70C37E40F569AE.png" xlink:type="simple" xlink:show="embed" xlink:actuate="onLoad" draw:mime-type="image/png"/></draw:frame><draw:frame draw:style-name="fr1" draw:name="Imagen3" text:anchor-type="char" svg:x="0.457cm" svg:y="5.793cm" svg:width="12.779cm" svg:height="11.086cm" draw:z-index="2"><draw:image xlink:href="Pictures/10000000000001E3000001A33E04500BB4ACFC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8:33:07.622000000</meta:creation-date>
    <dc:date>2024-04-24T09:43:08.674000000</dc:date>
    <meta:editing-duration>PT1H10M3S</meta:editing-duration>
    <meta:editing-cycles>2</meta:editing-cycles>
    <meta:generator>LibreOffice/7.6.0.3$Windows_X86_64 LibreOffice_project/69edd8b8ebc41d00b4de3915dc82f8f0fc3b6265</meta:generator>
    <meta:print-date>2024-04-24T08:50:04.507000000</meta:print-date>
    <meta:printed-by>Archivos PDF</meta:printed-by>
    <meta:document-statistic meta:table-count="0" meta:image-count="3" meta:object-count="0" meta:page-count="2" meta:paragraph-count="2" meta:word-count="2" meta:character-count="17" meta:non-whitespace-character-count="17"/>
  </office:meta>
</office:document-meta>
</file>